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3D0000080029C0C7565624A0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1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100%" draw:opacity-name="Transparency_20_226" draw:textarea-horizontal-align="justify" draw:textarea-vertical-align="middle" draw:auto-grow-height="false" fo:min-height="274.07cm" fo:min-width="497.34cm"/>
    </style:style>
    <style:style style:name="gr2" style:family="graphic" style:parent-style-name="standard">
      <style:graphic-properties draw:stroke="none" draw:opacity="100%" draw:opacity-name="Transparency_20_209" draw:textarea-horizontal-align="justify" draw:textarea-vertical-align="middle" draw:auto-grow-height="false" fo:min-height="274.07cm" fo:min-width="273.8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62%" draw:contrast="54%" draw:gamma="100%" draw:red="0%" draw:green="0%" draw:blue="0%" fo:clip="rect(0cm, 0cm, 0cm, 0cm)" draw:image-opacity="34%" style:mirror="none"/>
    </style:style>
    <style:style style:name="P1" style:family="paragraph">
      <loext:graphic-properties draw:fill="solid" draw:fill-color="#000000" draw:opacity="100%" draw:opacity-name="Transparency_20_226"/>
      <style:paragraph-properties fo:text-align="center"/>
    </style:style>
    <style:style style:name="P2" style:family="paragraph">
      <loext:graphic-properties draw:opacity="100%" draw:opacity-name="Transparency_20_209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97.84cm" svg:height="274.3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4.32cm" svg:height="274.32cm" svg:x="111.76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03.658cm" svg:height="197.767cm" svg:x="147.091cm" svg:y="38.277cm">
          <draw:image xlink:href="Pictures/100002010000083D0000080029C0C7565624A04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1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09" draw:display-name="Transparency 209" draw:style="radial" draw:cx="50%" draw:cy="50%" draw:start="0%" draw:end="15%" draw:border="35%"/>
    <draw:opacity draw:name="Transparency_20_226" draw:display-name="Transparency 226" draw:style="radial" draw:cx="50%" draw:cy="50%" draw:start="95%" draw:end="75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roid Serif" fo:font-size="24pt" fo:language="en" fo:country="US" style:font-name-asian="Cantarell" style:font-size-asian="24pt" style:language-asian="zh" style:country-asian="CN" style:font-name-complex="Droid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roid Sans" fo:font-family="'Droid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97.84cm" fo:page-height="274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3T18:13:22.122315107</meta:creation-date>
    <dc:date>2021-05-27T17:04:43.955462339</dc:date>
    <meta:editing-duration>PT4M43S</meta:editing-duration>
    <meta:editing-cycles>2</meta:editing-cycles>
    <meta:generator>LibreOffice/7.1.3.2$Linux_X86_64 LibreOffice_project/10$Build-2</meta:generator>
    <dc:description>don't judge me for using libreoffice for image manipulation, ok?</dc:description>
    <dc:title>cool lxde background</dc:title>
    <meta:document-statistic meta:object-count="3"/>
  </office:meta>
</office:document-meta>
</file>